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  <style:text-properties fo:language="en" fo:country="US"/>
    </style:style>
    <style:style style:name="P2" style:family="paragraph" style:parent-style-name="Default_20_Text">
      <style:text-properties fo:language="en" fo:country="US"/>
    </style:style>
    <style:style style:name="P3" style:family="paragraph" style:parent-style-name="Default_20_Text">
      <style:paragraph-properties fo:text-align="justify" style:justify-single-word="false"/>
      <style:text-properties fo:language="ru" fo:country="RU"/>
    </style:style>
    <style:style style:name="P4" style:family="paragraph" style:parent-style-name="Default_20_Text">
      <style:paragraph-properties fo:text-align="justify" style:justify-single-word="false"/>
      <style:text-properties fo:language="ru" fo:country="RU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-Lang Documentation Set (S-Lang DocSet)</text:p>
      <text:p text:style-name="P2"/>
      <text:p text:style-name="P3"><text:tab/>Набор документации по системе программирования <text:span text:style-name="T1">S-Lang </text:span>включающий информацию о языке, компиляторе, инструментах, библиотеках и тд.</text:p>
      <text:p text:style-name="P3"/>
      <text:p text:style-name="P3"><text:tab/><text:span text:style-name="T1">S-Lang – </text:span>паскале-подобный язык программирования высокого уровня общего назначения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Title" style:family="paragraph" style:parent-style-name="Default_20_Text" style:next-style-name="Text_20_Body_20_Single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Subtitle" style:family="paragraph" style:parent-style-name="Title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Default_20_Text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Default_20_Text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Михаил Малахов</meta:initial-creator>
    <meta:creation-date>2024-08-25T14:13:47.67</meta:creation-date>
    <dc:date>2024-11-17T13:01:33.99</dc:date>
    <dc:creator>Михаил Малахов</dc:creator>
    <meta:editing-duration>PT00H06M29S</meta:editing-duration>
    <meta:editing-cycles>5</meta:editing-cycles>
    <meta:generator>IBM_Lotus_Symphony/3.0$Win32 OpenOffice.org_project/310m11$Build-9399</meta:generator>
    <meta:document-statistic meta:table-count="0" meta:image-count="0" meta:object-count="0" meta:page-count="1" meta:paragraph-count="3" meta:word-count="29" meta:character-count="253"/>
    <meta:user-defined meta:name="Информация 1"/>
    <meta:user-defined meta:name="Информация 2"/>
    <meta:user-defined meta:name="Информация 3"/>
    <meta:user-defined meta:name="Информация 4"/>
  </office:meta>
</office:document-meta>
</file>